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3.2236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352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text-position="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text-position=""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0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65" style:family="table-cell" style:parent-style-name="Default">
      <style:table-cell-properties fo:border="0.06pt solid #000000"/>
      <style:text-properties style:text-position=""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ext-properties style:font-name="Ari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34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/>
      <style:text-properties style:font-name="Arial" fo:font-size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6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7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-asian="Tahoma1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1">
          <table:table-cell table:style-name="ce8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8" table:number-columns-repeated="2"/>
          <table:table-cell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4" table:number-columns-repeated="248"/>
          <table:table-cell/>
        </table:table-row>
        <table:table-row table:style-name="ro1" table:number-rows-repeated="3">
          <table:table-cell table:style-name="ce85"/>
          <table:table-cell table:number-columns-repeated="2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2">
          <table:table-cell table:style-name="ce85"/>
          <table:table-cell table:number-columns-repeated="2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8">
          <table:table-cell table:style-name="ce85"/>
          <table:table-cell table:style-name="ce90" office:value-type="string">
            <text:p>SOC SMOKE TESTS</text:p>
          </table:table-cell>
          <table:table-cell table:style-name="ce85" table:number-columns-repeated="4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Version:</text:p>
          </table:table-cell>
          <table:table-cell table:style-name="ce99" office:value-type="float" office:value="1">
            <text:p>1.0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Issue date:</text:p>
          </table:table-cell>
          <table:table-cell table:style-name="ce100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Product Name:</text:p>
          </table:table-cell>
          <table:table-cell table:style-name="ce100" office:value-type="string">
            <text:p>Social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Product Code:</text:p>
          </table:table-cell>
          <table:table-cell table:style-name="ce100" office:value-type="string">
            <text:p>SOC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Module:</text:p>
          </table:table-cell>
          <table:table-cell table:style-name="ce100"/>
          <table:table-cell table:style-name="ce106"/>
          <table:table-cell table:style-name="ce85" table:number-columns-repeated="2"/>
          <table:table-cell table:style-name="ce84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Total Cases:</text:p>
          </table:table-cell>
          <table:table-cell table:style-name="ce100" table:formula="of:=[Data.C4]" office:value-type="float" office:value="1">
            <text:p>1</text:p>
          </table:table-cell>
          <table:table-cell table:number-columns-repeated="4"/>
          <table:table-cell table:style-name="ce86" table:number-columns-repeated="248"/>
          <table:table-cell/>
        </table:table-row>
        <table:table-row table:style-name="ro22">
          <table:table-cell table:style-name="ce86"/>
          <table:table-cell table:style-name="ce92" office:value-type="string">
            <text:p>Test Status:</text:p>
          </table:table-cell>
          <table:table-cell table:style-name="ce101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number-columns-repeated="6"/>
          <table:table-cell table:style-name="ce86" table:number-columns-repeated="248"/>
          <table:table-cell/>
        </table:table-row>
        <table:table-row table:style-name="ro23">
          <table:table-cell table:style-name="ce87"/>
          <table:table-cell table:number-columns-repeated="6"/>
          <table:table-cell table:style-name="ce87" table:number-columns-repeated="248"/>
          <table:table-cell/>
        </table:table-row>
        <table:table-row table:style-name="ro24">
          <table:table-cell table:style-name="ce87"/>
          <table:table-cell table:number-columns-repeated="6"/>
          <table:table-cell table:style-name="ce87" table:number-columns-repeated="248"/>
          <table:table-cell/>
        </table:table-row>
        <table:table-row table:style-name="ro1">
          <table:table-cell table:style-name="ce87"/>
          <table:table-cell table:number-columns-repeated="6"/>
          <table:table-cell table:style-name="ce86"/>
          <table:table-cell table:style-name="ce87" table:number-columns-repeated="247"/>
          <table:table-cell/>
        </table:table-row>
        <table:table-row table:style-name="ro1">
          <table:table-cell table:style-name="ce86"/>
          <table:table-cell table:number-columns-repeated="6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3" office:value-type="string">
            <text:p>Record of change:</text:p>
          </table:table-cell>
          <table:table-cell table:style-name="ce84" table:number-columns-repeated="5"/>
          <table:table-cell table:style-name="ce86" table:number-columns-repeated="248"/>
          <table:table-cell/>
        </table:table-row>
        <table:table-row table:style-name="ro25">
          <table:table-cell table:style-name="ce86"/>
          <table:table-cell table:style-name="ce94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5" office:value-type="date" office:date-value="2010-10-04">
            <text:p>4-Oct-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initialize</text:p>
          </table:table-cell>
          <table:table-cell table:style-name="ce112" office:value-type="string">
            <text:p>an.nguyen</text:p>
          </table:table-cell>
          <table:table-cell table:style-name="ce113"/>
          <table:table-cell table:style-name="ce117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6"/>
          <table:table-cell table:style-name="ce103"/>
          <table:table-cell table:style-name="ce107" table:number-columns-repeated="2"/>
          <table:table-cell table:style-name="ce113"/>
          <table:table-cell table:style-name="ce117"/>
          <table:table-cell table:style-name="ce86" table:number-columns-repeated="248"/>
          <table:table-cell/>
        </table:table-row>
        <table:table-row table:style-name="ro8">
          <table:table-cell table:style-name="ce86"/>
          <table:table-cell table:style-name="ce97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7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4"/>
          <table:table-cell table:style-name="ce86" table:number-columns-repeated="247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7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/>
          <table:table-cell table:style-name="ce84" table:number-columns-repeated="247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8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6">
          <table:table-cell table:style-name="ce121"/>
          <table:table-cell table:style-name="ce138" office:value-type="string">
            <text:p>TEST CASES</text:p>
          </table:table-cell>
          <table:table-cell table:style-name="ce138"/>
          <table:table-cell table:style-name="ce139" table:number-columns-repeated="2"/>
          <table:table-cell table:style-name="ce121"/>
          <table:table-cell table:style-name="ce152"/>
          <table:table-cell table:style-name="ce139" table:number-columns-repeated="2"/>
          <table:table-cell table:style-name="ce177" office:value-type="string">
            <text:p>Passed</text:p>
          </table:table-cell>
          <table:table-cell table:style-name="ce177" table:formula="of:=COUNTIF([.K$7:.K$885];[.$J1])" office:value-type="float" office:value="9">
            <text:p>9</text:p>
          </table:table-cell>
          <table:table-cell table:style-name="ce177" table:formula="of:=COUNTIF([.L$7:.L$885];[.$J1])" office:value-type="float" office:value="9">
            <text:p>9</text:p>
          </table:table-cell>
          <table:table-cell table:style-name="ce177" table:formula="of:=COUNTIF([.M$7:.M$885];[.$J1])" office:value-type="float" office:value="0">
            <text:p>0</text:p>
          </table:table-cell>
          <table:table-cell table:style-name="ce177" table:formula="of:=COUNTIF([.N$7:.N$885];[.$J1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21"/>
          <table:table-cell table:style-name="ce139" table:number-columns-repeated="4"/>
          <table:table-cell table:style-name="ce121"/>
          <table:table-cell table:style-name="ce152"/>
          <table:table-cell table:style-name="ce139" table:number-columns-repeated="2"/>
          <table:table-cell table:style-name="ce177" office:value-type="string">
            <text:p>Failed</text:p>
          </table:table-cell>
          <table:table-cell table:style-name="ce177" table:formula="of:=COUNTIF([.K$7:.K$885];[.$J2])" office:value-type="float" office:value="0">
            <text:p>0</text:p>
          </table:table-cell>
          <table:table-cell table:style-name="ce177" table:formula="of:=COUNTIF([.L$7:.L$885];[.$J2])" office:value-type="float" office:value="0">
            <text:p>0</text:p>
          </table:table-cell>
          <table:table-cell table:style-name="ce177" table:formula="of:=COUNTIF([.M$7:.M$885];[.$J2])" office:value-type="float" office:value="0">
            <text:p>0</text:p>
          </table:table-cell>
          <table:table-cell table:style-name="ce177" table:formula="of:=COUNTIF([.N$7:.N$885];[.$J2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21"/>
          <table:table-cell table:style-name="ce140" office:value-type="string">
            <text:p>Functions List<text:span text:style-name="T6">:</text:span></text:p>
          </table:table-cell>
          <table:table-cell table:style-name="ce146" table:number-columns-spanned="3" table:number-rows-spanned="1"/>
          <table:covered-table-cell table:style-name="ce151"/>
          <table:covered-table-cell table:style-name="ce147"/>
          <table:table-cell table:style-name="ce121"/>
          <table:table-cell table:style-name="ce152"/>
          <table:table-cell table:style-name="ce171"/>
          <table:table-cell table:style-name="ce175"/>
          <table:table-cell table:style-name="ce177" office:value-type="string">
            <text:p>Blocked</text:p>
          </table:table-cell>
          <table:table-cell table:style-name="ce177" table:formula="of:=COUNTIF([.K$7:.K$885];[.$J3])" office:value-type="float" office:value="0">
            <text:p>0</text:p>
          </table:table-cell>
          <table:table-cell table:style-name="ce177" table:formula="of:=COUNTIF([.L$7:.L$885];[.$J3])" office:value-type="float" office:value="0">
            <text:p>0</text:p>
          </table:table-cell>
          <table:table-cell table:style-name="ce177" table:formula="of:=COUNTIF([.M$7:.M$885];[.$J3])" office:value-type="float" office:value="0">
            <text:p>0</text:p>
          </table:table-cell>
          <table:table-cell table:style-name="ce177" table:formula="of:=COUNTIF([.N$7:.N$885];[.$J3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11">
          <table:table-cell table:style-name="ce121"/>
          <table:table-cell table:style-name="ce140" office:value-type="string">
            <text:p>Total Main Cases:</text:p>
          </table:table-cell>
          <table:table-cell table:style-name="ce147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52"/>
          <table:table-cell table:style-name="ce121"/>
          <table:table-cell table:style-name="ce152"/>
          <table:table-cell table:style-name="ce171"/>
          <table:table-cell table:style-name="ce176"/>
          <table:table-cell table:style-name="ce178" office:value-type="string">
            <text:p>Untested</text:p>
          </table:table-cell>
          <table:table-cell table:style-name="ce177" table:formula="of:=COUNTIF([.K$7:.K$885];[.$J4])" office:value-type="float" office:value="0">
            <text:p>0</text:p>
          </table:table-cell>
          <table:table-cell table:style-name="ce177" table:formula="of:=COUNTIF([.L$7:.L$885];[.$J4])" office:value-type="float" office:value="0">
            <text:p>0</text:p>
          </table:table-cell>
          <table:table-cell table:style-name="ce177" table:formula="of:=COUNTIF([.M$7:.M$885];[.$J4])" office:value-type="float" office:value="0">
            <text:p>0</text:p>
          </table:table-cell>
          <table:table-cell table:style-name="ce177" table:formula="of:=COUNTIF([.N$7:.N$885];[.$J4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34"/>
          <table:table-cell table:style-name="ce141"/>
          <table:table-cell table:style-name="ce134" table:number-columns-repeated="7"/>
          <table:table-cell office:value-type="string">
            <text:p>N/A</text:p>
          </table:table-cell>
          <table:table-cell table:style-name="ce177" table:formula="of:=COUNTIF([.K$7:.K$885];[.$J5])" office:value-type="float" office:value="0">
            <text:p>0</text:p>
          </table:table-cell>
          <table:table-cell table:style-name="ce177" table:formula="of:=COUNTIF([.L$7:.L$885];[.$J5])" office:value-type="float" office:value="0">
            <text:p>0</text:p>
          </table:table-cell>
          <table:table-cell table:style-name="ce177" table:formula="of:=COUNTIF([.M$7:.M$885];[.$J5])" office:value-type="float" office:value="0">
            <text:p>0</text:p>
          </table:table-cell>
          <table:table-cell table:style-name="ce177" table:formula="of:=COUNTIF([.N$7:.N$885];[.$J5])" office:value-type="float" office:value="0">
            <text:p>0</text:p>
          </table:table-cell>
          <table:table-cell table:style-name="ce134" table:number-columns-repeated="232"/>
          <table:table-cell table:style-name="ce121" table:number-columns-repeated="9"/>
        </table:table-row>
        <table:table-row table:style-name="ro11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Tester</text:p>
          </table:table-cell>
          <table:table-cell table:style-name="ce142" office:value-type="string">
            <text:p>IE7</text:p>
          </table:table-cell>
          <table:table-cell table:style-name="ce142" office:value-type="string">
            <text:p>FireFox3.5</text:p>
          </table:table-cell>
          <table:table-cell table:style-name="ce142" office:value-type="string">
            <text:p>Comment/Bug</text:p>
          </table:table-cell>
          <table:table-cell table:style-name="ce142" table:number-columns-repeated="5"/>
          <table:table-cell table:style-name="ce186" table:number-columns-repeated="211"/>
          <table:table-cell table:style-name="ce152" table:number-columns-repeated="17"/>
          <table:table-cell table:style-name="ce121" table:number-columns-repeated="9"/>
        </table:table-row>
        <table:table-row table:style-name="ro27">
          <table:table-cell table:style-name="ce136" office:value-type="float" office:value="1">
            <text:p>001</text:p>
          </table:table-cell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1" office:value-type="string">
            <text:p>Step 1: Login by Root</text:p>
          </table:table-cell>
          <table:table-cell table:style-name="ce159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61" office:value-type="string">
            <text:p>Root logs in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233"/>
          <table:table-cell table:style-name="ce187"/>
          <table:table-cell table:style-name="ce121" table:number-columns-repeated="9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2" office:value-type="string">
            <text:p>Step 2: Create user by Root</text:p>
          </table:table-cell>
          <table:table-cell table:style-name="ce162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162" office:value-type="string">
            <text:p>- Return the New staff page</text:p>
            <text:p>- New user is added</text:p>
            <text:p>- Root signs out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3" office:value-type="string">
            <text:p>Passed</text:p>
          </table:table-cell>
          <table:table-cell table:style-name="ce183" table:number-columns-repeated="234"/>
          <table:table-cell table:style-name="ce121" table:number-columns-repeated="9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2" office:value-type="string">
            <text:p>Step 3: Login with new user</text:p>
          </table:table-cell>
          <table:table-cell table:style-name="ce167" office:value-type="string">
            <text:p><text:span text:style-name="T7">- <text:s/>Click the Sign In link on the top right </text:span></text:p>
            <text:p><text:span text:style-name="T7">- <text:s/>Input valid User name &amp; Password of </text:span><text:span text:style-name="T7">new user</text:span></text:p>
            <text:p><text:span text:style-name="T7">- <text:s/>Click Sign In</text:span></text:p>
          </table:table-cell>
          <table:table-cell table:style-name="ce162" office:value-type="string">
            <text:p>- New user logs in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3" office:value-type="string">
            <text:p>Passed</text:p>
          </table:table-cell>
          <table:table-cell table:style-name="ce183" table:number-columns-repeated="234"/>
          <table:table-cell table:style-name="ce121" table:number-columns-repeated="9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4: Create space with new user</text:p>
          </table:table-cell>
          <table:table-cell table:style-name="ce163" office:value-type="string">
            <text:p>- Click on <text:span text:style-name="T8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70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61" office:value-type="string">
            <text:p>High</text:p>
          </table:table-cell>
          <table:table-cell table:style-name="ce180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43"/>
        </table:table-row>
        <table:table-row table:style-name="ro30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1" office:value-type="string">
            <text:p>Step 5: Add friend for user</text:p>
          </table:table-cell>
          <table:table-cell table:style-name="ce159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161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43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6: Add new Status</text:p>
          </table:table-cell>
          <table:table-cell table:style-name="ce168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68" office:value-type="string">
            <text:p>- Activity page is shown</text:p>
            <text:p>- A new status is updated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43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7: Add experience more experience for user's profile</text:p>
          </table:table-cell>
          <table:table-cell table:style-name="ce168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70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43"/>
        </table:table-row>
        <table:table-row table:style-name="ro11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4" office:value-type="string">
            <text:p>Step 8: Log out by user</text:p>
          </table:table-cell>
          <table:table-cell table:style-name="ce169" office:value-type="string">
            <text:p>- Move mouse on star portlet and select Sign out </text:p>
          </table:table-cell>
          <table:table-cell table:style-name="ce168" office:value-type="string">
            <text:p>User logs out of system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43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9: Delete user by root</text:p>
          </table:table-cell>
          <table:table-cell table:style-name="ce170" office:value-type="string">
            <text:p>- Log in by Root</text:p>
            <text:p>- Go to Manage user and group page </text:p>
            <text:p>- Select new added user and click on delete user icon</text:p>
            <text:p><text:span text:style-name="T9">- Move mouse on star portlet and select </text:span><text:span text:style-name="T9">Sign out </text:span></text:p>
          </table:table-cell>
          <table:table-cell table:style-name="ce172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43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2"/>
          <table:table-cell table:style-name="ce170"/>
          <table:table-cell table:style-name="ce161"/>
          <table:table-cell table:style-name="ce181" table:number-columns-repeated="246"/>
        </table:table-row>
        <table:table-row table:style-name="ro1">
          <table:table-cell table:style-name="ce136"/>
          <table:table-cell table:style-name="ce145"/>
          <table:table-cell table:style-name="ce148"/>
          <table:table-cell table:style-name="ce154"/>
          <table:table-cell table:style-name="ce160"/>
          <table:table-cell table:style-name="ce161"/>
          <table:table-cell table:style-name="ce159"/>
          <table:table-cell table:style-name="ce161" table:number-columns-repeated="2"/>
          <table:table-cell table:style-name="ce181" table:number-columns-repeated="246"/>
        </table:table-row>
        <table:table-row table:style-name="ro1" table:number-rows-repeated="2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3"/>
          <table:table-cell table:style-name="ce161"/>
          <table:table-cell table:style-name="ce181" table:number-columns-repeated="246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3"/>
          <table:table-cell table:style-name="ce161"/>
          <table:table-cell table:style-name="ce180" table:number-columns-repeated="246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2"/>
          <table:table-cell table:style-name="ce170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5"/>
          <table:table-cell table:style-name="ce148"/>
          <table:table-cell table:style-name="ce155"/>
          <table:table-cell table:style-name="ce160"/>
          <table:table-cell table:style-name="ce161"/>
          <table:table-cell table:style-name="ce159"/>
          <table:table-cell table:style-name="ce161" table:number-columns-repeated="2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5"/>
          <table:table-cell table:style-name="ce163"/>
          <table:table-cell table:style-name="ce170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3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4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62" table:number-columns-repeated="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5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5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3">
          <table:table-cell table:style-name="ce121" table:number-columns-repeated="8"/>
          <table:table-cell/>
          <table:table-cell table:style-name="ce121" table:number-columns-repeated="246"/>
        </table:table-row>
        <table:table-row table:style-name="ro1" table:number-rows-repeated="10">
          <table:table-cell table:style-name="ce12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4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4:12:15</dc:date>
    <meta:print-date>2008-06-17T00:45:47</meta:print-date>
    <meta:editing-cycles>776</meta:editing-cycles>
    <meta:editing-duration>P12DT16H23M23S</meta:editing-duration>
    <dc:creator>exoplatform </dc:creator>
    <meta:document-statistic meta:table-count="4" meta:cell-count="196" meta:object-count="1"/>
    <meta:user-defined meta:name="Info 1"/>
    <meta:user-defined meta:name="Info 2"/>
    <meta:user-defined meta:name="Info 3"/>
    <meta:user-defined meta:name="Info 4"/>
  </office:meta>
</office:document-meta>
</file>